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8">
            <text:p>ele_scythe_damage_big</text:p>
          </table:table-cell>
          <table:table-cell table:number-columns-repeated="3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conserv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8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move_speed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style-name="ce2"/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8">
            <text:p>scythe_damage_big</text:p>
          </table:table-cell>
          <table:table-cell office:value-type="string" table:style-name="ce2">
            <text:p>o</text:p>
          </table:table-cell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ong_effect_big</text:p>
          </table:table-cell>
          <table:table-cell table:number-columns-repeated="9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table:number-columns-repeated="8" table:style-name="ce4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song_duration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4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8">
            <text:p>attack_speed</text:p>
          </table:table-cell>
          <table:table-cell office:value-type="string" table:style-name="ce2">
            <text:p>u</text:p>
          </table:table-cell>
          <table:table-cell office:value-type="string" table:style-name="ce8">
            <text:p>gauntlet_damage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8">
            <text:p>gauntlet_damage_big</text:p>
          </table:table-cell>
          <table:table-cell table:style-name="ce2"/>
          <table:table-cell office:value-type="string" table:style-name="ce8">
            <text:p>ele_gauntlet_damage_big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8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gauntle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8">
            <text:p>greatsword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greatsword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8">
            <text:p>greatsword_damage_big</text:p>
          </table:table-cell>
          <table:table-cell table:number-columns-repeated="3" table:style-name="ce2"/>
          <table:table-cell office:value-type="string" table:style-name="ce8">
            <text:p>ele_greatsword_damage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8">
            <text:p>ele_greatsword_damage_big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elvin Vuu</dc:creator>
    <dc:date>2025-01-26T20:52:34Z</dc:date>
    <meta:editing-cycles>93</meta:editing-cycles>
    <meta:editing-duration>PT29943S</meta:editing-duration>
  </office:meta>
</office:document-meta>
</file>